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b07a" officeooo:paragraph-rsid="0011b07a"/>
    </style:style>
    <style:style style:name="P2" style:family="paragraph" style:parent-style-name="Preformatted_20_Text">
      <style:text-properties officeooo:rsid="00136f74" officeooo:paragraph-rsid="00136f74"/>
    </style:style>
    <style:style style:name="P3" style:family="paragraph" style:parent-style-name="Preformatted_20_Text">
      <style:text-properties officeooo:rsid="00136f74" officeooo:paragraph-rsid="0014d8bb"/>
    </style:style>
    <style:style style:name="P4" style:family="paragraph" style:parent-style-name="Preformatted_20_Text">
      <style:text-properties officeooo:rsid="00136f74" officeooo:paragraph-rsid="0018eecc"/>
    </style:style>
    <style:style style:name="P5" style:family="paragraph" style:parent-style-name="Preformatted_20_Text">
      <style:text-properties officeooo:rsid="00136f74" officeooo:paragraph-rsid="0011b07a"/>
    </style:style>
    <style:style style:name="P6" style:family="paragraph" style:parent-style-name="Preformatted_20_Text">
      <style:text-properties officeooo:rsid="0014d8bb" officeooo:paragraph-rsid="0014d8bb"/>
    </style:style>
    <style:style style:name="P7" style:family="paragraph" style:parent-style-name="Preformatted_20_Text">
      <style:text-properties officeooo:rsid="0014d8bb" officeooo:paragraph-rsid="0017225b"/>
    </style:style>
    <style:style style:name="P8" style:family="paragraph" style:parent-style-name="Preformatted_20_Text">
      <style:text-properties officeooo:rsid="0017225b" officeooo:paragraph-rsid="0017225b"/>
    </style:style>
    <style:style style:name="P9" style:family="paragraph" style:parent-style-name="Preformatted_20_Text">
      <style:text-properties officeooo:rsid="0018eecc" officeooo:paragraph-rsid="0018eecc"/>
    </style:style>
    <style:style style:name="P10" style:family="paragraph" style:parent-style-name="Preformatted_20_Text">
      <style:text-properties officeooo:rsid="0018eecc" officeooo:paragraph-rsid="001bcd36"/>
    </style:style>
    <style:style style:name="P11" style:family="paragraph" style:parent-style-name="Preformatted_20_Text">
      <style:text-properties officeooo:rsid="001a2ec6" officeooo:paragraph-rsid="001a2ec6"/>
    </style:style>
    <style:style style:name="P12" style:family="paragraph" style:parent-style-name="Preformatted_20_Text">
      <style:text-properties officeooo:rsid="001cb903" officeooo:paragraph-rsid="001cb903"/>
    </style:style>
    <style:style style:name="P13" style:family="paragraph" style:parent-style-name="Preformatted_20_Text">
      <style:text-properties officeooo:rsid="001fa3ed" officeooo:paragraph-rsid="001fa3ed"/>
    </style:style>
    <style:style style:name="P14" style:family="paragraph" style:parent-style-name="Standard">
      <style:text-properties officeooo:rsid="0011b07a" officeooo:paragraph-rsid="0011b07a"/>
    </style:style>
    <style:style style:name="P15" style:family="paragraph" style:parent-style-name="Preformatted_20_Text">
      <style:text-properties officeooo:rsid="0011b07a" officeooo:paragraph-rsid="0011b07a"/>
    </style:style>
    <style:style style:name="P16" style:family="paragraph" style:parent-style-name="Preformatted_20_Text">
      <style:text-properties officeooo:paragraph-rsid="0023f9d6"/>
    </style:style>
    <style:style style:name="P17" style:family="paragraph" style:parent-style-name="Preformatted_20_Text">
      <style:text-properties officeooo:paragraph-rsid="00254a07"/>
    </style:style>
    <style:style style:name="T1" style:family="text">
      <style:text-properties officeooo:rsid="0014d8bb"/>
    </style:style>
    <style:style style:name="T2" style:family="text">
      <style:text-properties officeooo:rsid="0017225b"/>
    </style:style>
    <style:style style:name="T3" style:family="text">
      <style:text-properties officeooo:rsid="001a2ec6"/>
    </style:style>
    <style:style style:name="T4" style:family="text">
      <style:text-properties officeooo:rsid="001c1d17"/>
    </style:style>
    <style:style style:name="T5" style:family="text">
      <style:text-properties officeooo:rsid="002269ee"/>
    </style:style>
    <style:style style:name="T6" style:family="text">
      <style:text-properties officeooo:rsid="002315e5"/>
    </style:style>
    <style:style style:name="T7" style:family="text">
      <style:text-properties officeooo:rsid="00232f0b"/>
    </style:style>
    <style:style style:name="T8" style:family="text">
      <style:text-properties officeooo:rsid="0023f9d6"/>
    </style:style>
    <style:style style:name="T9" style:family="text">
      <style:text-properties officeooo:rsid="0024c552"/>
    </style:style>
    <style:style style:name="T10" style:family="text">
      <style:text-properties officeooo:rsid="00254a07"/>
    </style:style>
    <style:style style:name="T11" style:family="text">
      <style:text-properties officeooo:rsid="00280d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intrag</text:p>
      <text:p text:style-name="P1">* id</text:p>
      <text:p text:style-name="P1">* name</text:p>
      <text:p text:style-name="P1">* kategorie</text:p>
      <text:p text:style-name="P1">* tag</text:p>
      <text:p text:style-name="P11">* Betrag</text:p>
      <text:p text:style-name="P9">* notiz</text:p>
      <text:p text:style-name="P1">* wann wurden sie erstellt <text:span text:style-name="T4">(automatisch)</text:span></text:p>
      <text:p text:style-name="P5"/>
      <text:p text:style-name="P9">Daueraufträge:</text:p>
      <text:p text:style-name="P9">* i<text:span text:style-name="T3">d</text:span></text:p>
      <text:p text:style-name="P10">* name</text:p>
      <text:p text:style-name="P9">* kategorie</text:p>
      <text:p text:style-name="P9">* tag</text:p>
      <text:p text:style-name="P11">* Betrag</text:p>
      <text:p text:style-name="P9">* notiz</text:p>
      <text:p text:style-name="P9">* wiederholungsintervall</text:p>
      <text:p text:style-name="P9">* Wiederholungen</text:p>
      <text:p text:style-name="P9">* Starttermin</text:p>
      <text:p text:style-name="P9">* letzte mal ausgeführt</text:p>
      <text:p text:style-name="P4"/>
      <text:p text:style-name="P12">Kategorie:</text:p>
      <text:p text:style-name="P12">* id </text:p>
      <text:p text:style-name="P12">* name</text:p>
      <text:p text:style-name="P2"/>
      <text:p text:style-name="P12">Tag:</text:p>
      <text:p text:style-name="P12">* id </text:p>
      <text:p text:style-name="P12">* <text:span text:style-name="T6">category_id</text:span></text:p>
      <text:p text:style-name="P12">* random number</text:p>
      <text:p text:style-name="P12">* name</text:p>
      <text:p text:style-name="P2"/>
      <text:p text:style-name="P2"/>
      <text:p text:style-name="P8">Frage<text:span text:style-name="T5">n</text:span>: </text:p>
      <text:p text:style-name="P8"/>
      <text:p text:style-name="P8"/>
      <text:p text:style-name="P8">Kann ich rückwirkend einen festen Termin machen?</text:p>
      <text:p text:style-name="P2"/>
      <text:p text:style-name="P2"/>
      <text:p text:style-name="P6">Wiederholungsintervall</text:p>
      <text:p text:style-name="P6">* täglich</text:p>
      <text:p text:style-name="P6">* wöchentlich</text:p>
      <text:p text:style-name="P6"><text:tab/>* <text:span text:style-name="T2">Abhängig von Jetzt! Oder Datum!</text:span></text:p>
      <text:p text:style-name="P7">* <text:span text:style-name="T2">Jede zweite Woche</text:span></text:p>
      <text:p text:style-name="P7"><text:tab/>* <text:span text:style-name="T2">Abhängig von Jetzt! Oder Datum!</text:span></text:p>
      <text:p text:style-name="P7">* <text:span text:style-name="T2">Jede Vierte Woche</text:span></text:p>
      <text:p text:style-name="P7"><text:tab/>* <text:span text:style-name="T2">Abhängig von Jetzt! Oder Datum!</text:span></text:p>
      <text:p text:style-name="P6">* monatlich</text:p>
      <text:p text:style-name="P6"><text:tab/>* <text:span text:style-name="T2">Monatsanfang </text:span></text:p>
      <text:p text:style-name="P6"><text:tab/>* <text:span text:style-name="T2">Mitte des Monats </text:span></text:p>
      <text:p text:style-name="P6"><text:tab/>* <text:span text:style-name="T2">Monatsende</text:span></text:p>
      <text:p text:style-name="P2">* <text:span text:style-name="T1">jährlich</text:span></text:p>
      <text:p text:style-name="P2"/>
      <text:p text:style-name="P2">Wiederholungen</text:p>
      <text:p text:style-name="P3">* <text:span text:style-name="T1">unendlich</text:span></text:p>
      <text:p text:style-name="P2">* <text:span text:style-name="T1">endlich</text:span></text:p>
      <text:p text:style-name="P2"><text:tab/>* Anzahl</text:p>
      <text:p text:style-name="P2"><text:tab/>* Enddatum (Alle Termine eingeschlossen)</text:p>
      <text:p text:style-name="P2"/>
      <text:p text:style-name="P6">Starttermin</text:p>
      <text:p text:style-name="P6">* Jetzt</text:p>
      <text:p text:style-name="P6">* Datum</text:p>
      <text:p text:style-name="P1"/>
      <text:p text:style-name="P1"/>
      <text:p text:style-name="P14"><text:soft-page-break/><text:span text:style-name="Source_20_Text">private</text:span> <text:span text:style-name="Source_20_Text">static</text:span> <text:span text:style-name="Source_20_Text">final</text:span> <text:span text:style-name="Source_20_Text">String CREATE_TABLE_TODO = "CREATE TABLE "</text:span></text:p>
      <text:p text:style-name="Standard"><text:span text:style-name="Source_20_Text">            + TABLE_TODO + "("</text:span> <text:span text:style-name="Source_20_Text">+ KEY_ID + " INTEGER PRIMARY KEY,"</text:span> <text:span text:style-name="Source_20_Text">+ KEY_TODO</text:span></text:p>
      <text:p text:style-name="Standard"><text:span text:style-name="Source_20_Text">            + " TEXT,"</text:span> <text:span text:style-name="Source_20_Text">+ KEY_STATUS + " INTEGER,"</text:span> <text:span text:style-name="Source_20_Text">+ KEY_CREATED_AT</text:span></text:p>
      <text:p text:style-name="Standard"><text:span text:style-name="Source_20_Text">            + " DATETIME"</text:span> <text:span text:style-name="Source_20_Text">+ ")";</text:span></text:p>
      <text:p text:style-name="Standard"> </text:p>
      <text:p text:style-name="P1"/>
      <text:p text:style-name="P1"/>
      <text:p text:style-name="P16"><text:span text:style-name="T7">CREATE TABLE entry (enty_id INTEGER PRIMARY KEY </text:span><text:span text:style-name="Source_20_Text">AUTOINCREMENT</text:span><text:span text:style-name="T8">,</text:span></text:p>
      <text:p text:style-name="P16"><text:tab/><text:tab/><text:tab/> <text:s/><text:span text:style-name="T8">name TEXT NOT NULL,</text:span></text:p>
      <text:p text:style-name="P17"><text:span text:style-name="T8"><text:tab/><text:tab/><text:tab/> <text:s/>sum NUMERIC NOT NULL,</text:span></text:p>
      <text:p text:style-name="P17"><text:tab/><text:tab/><text:tab/> <text:s/><text:span text:style-name="T11">t</text:span><text:span text:style-name="Source_20_Text">imestamp DATETIME DEFAULT CURRENT_TIMESTAMP,</text:span></text:p>
      <text:p text:style-name="P16"><text:tab/><text:tab/><text:tab/> <text:s/><text:span text:style-name="T9">kategory_id INTEGER,</text:span></text:p>
      <text:p text:style-name="P16"><text:tab/><text:tab/><text:tab/> <text:s/><text:span text:style-name="T10">FOREIGN KEY(kategory_id) PEFERENCES <text:tab/><text:tab/><text:tab/><text:tab/> <text:s/><text:tab/><text:tab/><text:tab/>KATEGORY_TABLE(kategory_id)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6T14:58:03.163922753</dc:date>
    <dc:creator>johannes </dc:creator>
    <meta:generator>LibreOffice/4.2.6.3$Linux_X86_64 LibreOffice_project/420m0$Build-3</meta:generator>
    <meta:editing-duration>PT1H36M22S</meta:editing-duration>
    <meta:editing-cycles>14</meta:editing-cycles>
    <meta:document-statistic meta:table-count="0" meta:image-count="0" meta:object-count="0" meta:page-count="2" meta:paragraph-count="61" meta:word-count="188" meta:character-count="1206" meta:non-whitespace-character-count="994"/>
  </office:meta>
</office:document-meta>
</file>